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Courier, monospace"/>
    <style:font-face style:name="udemy sans1" svg:font-family="'udemy sans', 'sf pro display', apple-system, BlinkMacSystemFont, Roboto, 'segoe ui', Helvetica, Arial, sans-serif, 'apple color emoji', 'segoe ui emoji', 'segoe ui symbol'"/>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3e4143" style:font-name="sfmono-regular" fo:font-size="12pt" fo:letter-spacing="normal" fo:font-style="normal" fo:font-weight="normal" loext:padding="0cm" loext:border="none"/>
    </style:style>
    <style:style style:name="P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3e4143" style:font-name="sfmono-regular" fo:font-size="12pt" fo:letter-spacing="normal" fo:font-style="normal" fo:font-weight="normal" officeooo:paragraph-rsid="00040020" loext:padding="0cm" loext:border="none"/>
    </style:style>
    <style:style style:name="P3" style:family="paragraph" style:parent-style-name="Standard">
      <style:paragraph-properties fo:margin-left="0cm" fo:margin-right="0cm" fo:margin-top="0cm" fo:margin-bottom="0.499cm" loext:contextual-spacing="false" fo:line-height="120%" fo:orphans="2" fo:widows="2" fo:text-indent="0cm" style:auto-text-indent="false"/>
      <style:text-properties fo:font-variant="normal" fo:text-transform="none" fo:color="#1c1d1f" style:font-name="udemy sans1" fo:font-style="normal" fo:font-weight="bold" style:font-weight-asian="bold" style:font-weight-complex="bold" loext:padding="0cm" loext:border="none"/>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40020"/>
    </style:style>
    <style:style style:name="P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1c1d1f" style:font-name="udemy sans" fo:font-size="13.5pt" fo:letter-spacing="normal" fo:font-style="normal" fo:font-weight="normal" loext:padding="0cm" loext:border="none"/>
    </style:style>
    <style:style style:name="T1" style:family="text">
      <style:text-properties fo:color="#1c1d1f"/>
    </style:style>
    <style:style style:name="T2" style:family="text">
      <style:text-properties fo:font-variant="normal" fo:text-transform="none" fo:color="#1c1d1f" style:font-name="udemy sans" fo:font-size="13.5pt" fo:letter-spacing="normal" fo:font-style="normal" fo:font-weight="normal" loext:padding="0cm" loext:border="none"/>
    </style:style>
    <style:style style:name="T3" style:family="text">
      <style:text-properties fo:font-variant="normal" fo:text-transform="none" fo:color="#1c1d1f" style:font-name="udemy sans" fo:font-size="13.5pt" fo:letter-spacing="normal" fo:font-style="normal" fo:font-weight="bold" loext:padding="0cm" loext:border="none"/>
    </style:style>
    <style:style style:name="T4" style:family="text">
      <style:text-properties fo:font-variant="normal" fo:text-transform="none" fo:color="#b4690e" style:font-name="sfmono-regular" fo:font-size="12pt" fo:letter-spacing="normal" fo:font-style="normal" fo:font-weight="normal" fo:background-color="#ffffff" loext:char-shading-value="0" loext:padding="0.049cm" loext:border="0.06pt solid #d1d7dc"/>
    </style:style>
    <style:style style:name="T5" style:family="text">
      <style:text-properties fo:color="#b46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yling Buttons &amp; Passing Callback Functions Around</text:p>
      <text:p text:style-name="P4"><text:span text:style-name="T2">In the </text:span><text:span text:style-name="Strong_20_Emphasis"><text:span text:style-name="T3">next lecture</text:span></text:span><text:span text:style-name="T2">, we'll learn how to pass callback functions around. If the code shown there should not work immediately, you can replace</text:span></text:p>
      <text:p text:style-name="P1"><text:span text:style-name="T5"><text:tab/>final</text:span><text:span text:style-name="T1"> Function selectHandler;</text:span></text:p>
      <text:p text:style-name="P1"><text:span text:style-name="T1"/></text:p>
      <text:p text:style-name="P4"><text:span text:style-name="Emphasis"><text:span text:style-name="T2">(what we'll write in the next lecture) </text:span></text:span></text:p>
      <text:p text:style-name="P4"><text:span text:style-name="Emphasis"><text:span text:style-name="T2"/></text:span></text:p>
      <text:p text:style-name="P6">with</text:p>
      <text:p text:style-name="P1"><text:span text:style-name="T5"><text:tab/>final</text:span><text:span text:style-name="T1"> VoidCallback selectHandler;</text:span></text:p>
      <text:p text:style-name="P1"><text:span text:style-name="T1"/></text:p>
      <text:p text:style-name="P4"><text:span text:style-name="T2">Important: Only switch to </text:span><text:span text:style-name="Source_20_Text"><text:span text:style-name="T4">VoidCallback </text:span></text:span><text:span text:style-name="T2">instead of </text:span><text:span text:style-name="Source_20_Text"><text:span text:style-name="T4">Function</text:span></text:span><text:span text:style-name="T2">, if the function you're passing around takes NO parameters, arguments (e.g. selectHandler won't receive any arguments, hence we use </text:span><text:span text:style-name="Source_20_Text"><text:span text:style-name="T4">VoidCallback</text:span></text:span><text:span text:style-name="T2">).</text:span></text:p>
      <text:p text:style-name="P4"><text:span text:style-name="T2"/></text:p>
      <text:p text:style-name="P4"><text:span text:style-name="T2">Also in the </text:span><text:span text:style-name="Strong_20_Emphasis"><text:span text:style-name="T3">next lecture</text:span></text:span><text:span text:style-name="T2">, we'll add a </text:span><text:span text:style-name="Strong_20_Emphasis"><text:span text:style-name="T3">background color </text:span></text:span><text:span text:style-name="T2">to our </text:span><text:span text:style-name="Source_20_Text"><text:span text:style-name="T4">RaisedButton</text:span></text:span><text:span text:style-name="T2">.</text:span></text:p>
      <text:p text:style-name="P4"><text:span text:style-name="T2"/></text:p>
      <text:p text:style-name="P4"><text:span text:style-name="T2">If you are using the newer </text:span><text:span text:style-name="Source_20_Text"><text:span text:style-name="T4">ElevatedButton </text:span></text:span><text:span text:style-name="T2">instead of the </text:span><text:span text:style-name="Source_20_Text"><text:span text:style-name="T4">RaisedButton</text:span></text:span><text:span text:style-name="T2">, you will need to apply background color differently.</text:span></text:p>
      <text:p text:style-name="P6">Instead of what we'll write in the next lecture:</text:p>
      <text:p text:style-name="P2"><text:span text:style-name="T1"><text:tab/>RaisedButton( <text:s text:c="3"/></text:span></text:p>
      <text:p text:style-name="P2"><text:span text:style-name="T1"><text:tab/><text:tab/>color: Colors.blue, <text:s text:c="3"/></text:span></text:p>
      <text:p text:style-name="P2"><text:span text:style-name="T1"><text:tab/><text:tab/>child: ..., <text:s text:c="3"/></text:span></text:p>
      <text:p text:style-name="P2"><text:span text:style-name="T1"><text:tab/><text:tab/>onPressed: ...</text:span></text:p>
      <text:p text:style-name="P2"><text:span text:style-name="T1"><text:tab/>)</text:span></text:p>
      <text:p text:style-name="P2"><text:span text:style-name="T1"/></text:p>
      <text:p text:style-name="P6">write</text:p>
      <text:p text:style-name="P2"><text:span text:style-name="T1"><text:tab/>ElevatedButton( <text:s text:c="3"/></text:span></text:p>
      <text:p text:style-name="P2"><text:span text:style-name="T1"><text:tab/><text:tab/>style: ButtonStyle( <text:s text:c="7"/></text:span></text:p>
      <text:p text:style-name="P2"><text:span text:style-name="T1"><text:tab/><text:tab/><text:tab/>backgroundColor: MaterialStateProperty.all(Colors.blue),</text:span></text:p>
      <text:p text:style-name="P2"><text:span text:style-name="T1"><text:tab/><text:tab/> ), <text:s text:c="3"/></text:span></text:p>
      <text:p text:style-name="P2"><text:span text:style-name="T1"><text:tab/><text:tab/>child: ..., <text:s text:c="3"/></text:span></text:p>
      <text:p text:style-name="P2"><text:span text:style-name="T1"><text:tab/><text:tab/>onPressed: ...,</text:span></text:p>
      <text:p text:style-name="P2"><text:span text:style-name="T1"><text:tab/>),</text:span></text:p>
      <text:p text:style-name="P4"><text:soft-page-break/><text:span text:style-name="T2">Again: </text:span><text:span text:style-name="Strong_20_Emphasis"><text:span text:style-name="T3">You DON'T have to switch </text:span></text:span><text:span text:style-name="T2">to </text:span><text:span text:style-name="Source_20_Text"><text:span text:style-name="T4">ElevatedButton</text:span></text:span><text:span text:style-name="T2">, you can stick to </text:span><text:span text:style-name="Source_20_Text"><text:span text:style-name="T4">RaisedButton </text:span></text:span><text:span text:style-name="T2">- in which case you'll write exactly the code shown in the lecture.</text:span></text:p>
      <text:p text:style-name="P4"><text:span text:style-name="T2"/></text:p>
      <text:p text:style-name="P4"><text:span text:style-name="T2">If you do switch, you can set the styling as shown above, though one of the </text:span><text:span text:style-name="Strong_20_Emphasis"><text:span text:style-name="T3">advantages </text:span></text:span><text:span text:style-name="T2">of </text:span><text:span text:style-name="Source_20_Text"><text:span text:style-name="T4">ElevatedButton </text:span></text:span><text:span text:style-name="T2">over </text:span><text:span text:style-name="Source_20_Text"><text:span text:style-name="T4">RaisedButton </text:span></text:span><text:span text:style-name="T2">is that it will actually pick up your </text:span><text:span text:style-name="Strong_20_Emphasis"><text:span text:style-name="T3">main theme color by default</text:span></text:span><text:span text:style-name="T2">. So you don't even need to add that custom blue background color - since our main theme uses </text:span><text:span text:style-name="Source_20_Text"><text:span text:style-name="T4">Colors.blue </text:span></text:span><text:span text:style-name="T2">as a </text:span><text:span text:style-name="Source_20_Text"><text:span text:style-name="T4">primarySwatch</text:span></text:span><text:span text:style-name="T2">, the </text:span><text:span text:style-name="Source_20_Text"><text:span text:style-name="T4">ElevatedButton </text:span></text:span><text:span text:style-name="T2">will assume a blue background color out of the box. You would only need to bring your own styling, if you want to deviate from your main theme or style other aspects of the button.</text:span></text:p>
      <text:p text:style-name="P4"><text:span text:style-name="T2"/></text:p>
      <text:p text:style-name="P5"><text:span text:style-name="T2">Side-note: If you would add a </text:span><text:span text:style-name="Source_20_Text"><text:span text:style-name="T4">textColor: Colors.white </text:span></text:span><text:span text:style-name="T2">(we'll do that later in the course), you would instead add a </text:span></text:p>
      <text:p text:style-name="P5"><text:span text:style-name="Source_20_Text"><text:span text:style-name="T4">foregroundColor: MaterialStateProperty.all(Colors.white) </text:span></text:span><text:span text:style-name="T2">for the </text:span><text:span text:style-name="Source_20_Text"><text:span text:style-name="T4">levatedButton</text:span></text:span><text:span text:style-name="T2">.</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Courier, monospace"/>
    <style:font-face style:name="udemy sans1" svg:font-family="'udemy sans', 'sf pro display', apple-system, BlinkMacSystemFont, Roboto, 'segoe ui', Helvetica, Arial, sans-serif, 'apple color emoji', 'segoe ui emoji', 'segoe ui symbol'"/>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0T09:35:38.577367628</meta:creation-date>
    <dc:date>2022-05-10T09:45:10.518330931</dc:date>
    <meta:editing-duration>PT9M35S</meta:editing-duration>
    <meta:editing-cycles>1</meta:editing-cycles>
    <meta:document-statistic meta:table-count="0" meta:image-count="0" meta:object-count="0" meta:page-count="2" meta:paragraph-count="27" meta:word-count="278" meta:character-count="1841" meta:non-whitespace-character-count="1532"/>
    <meta:generator>LibreOffice/6.4.7.2$Linux_X86_64 LibreOffice_project/40$Build-2</meta:generator>
  </office:meta>
</office:document-meta>
</file>